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RED_LED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BLUE_LED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string" calcext:value-type="string">
            <text:p>USB CTS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USB 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 style:data-style-name="N2" text:time-value="21:27:57.500297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9:19:43.724675686</meta:creation-date>
    <dc:date>2015-03-07T21:33:16.776277613</dc:date>
    <meta:editing-duration>PT6M35S</meta:editing-duration>
    <meta:editing-cycles>2</meta:editing-cycles>
    <meta:generator>LibreOffice/4.4.1.2$Linux_X86_64 LibreOffice_project/40m0$Build-2</meta:generator>
    <meta:document-statistic meta:table-count="1" meta:cell-count="8" meta:object-count="0"/>
  </office:meta>
</office:document-meta>
</file>